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ListAdapter.getType( String 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Adapter.setFeature( String name , boolean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arserAdapter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serAdapter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serAdapter.setupParse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ttributeListAdapter.getType(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Adapter.makeException(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serAdapter.setProperty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Adapter.endElement( String q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ttributeListAdapter.getQNam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Adapter.ParserAdapter( 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Adapter.startElement( String qName , AttributeList qAtts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8">
            <text:p text:style-name="Table_20_Contents">28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AttributeListAdapter.getIndex( String q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serAdapter.get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Adapter.parse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Adapter.get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Adapter.setDTDHandler( DTD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Adapter.checkNotParsing( String typ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ListAdapter.getValue(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Adapter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serAdapter.characters( char ch [ ]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ttributeListAdapter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Adapter.setErrorHandler( Error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Adapter.parse( InputSource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ttributeListAdapter.getIndex( String 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Adapter.setEntityResolver( Entity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Adapter.setContentHandler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ListAdapter.getURI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Adapter.ignorableWhitespace( char ch [ ]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serAdapter.getFeatur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rserAdapter.ParserAdapte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ttributeListAdapter.getValue( String 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Adapter.setup( Parser par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serAdapter.getDTD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Adapter.getEnti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Adapter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ListAdapter.AttributeList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ttributeListAdapter.setAttributeList( AttributeList q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Adapter.reportError(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ListAdapter.getValu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Adapter.processName( String qName , boolean isAttribute , boolean useExce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serAdapter.setDocumentLocator( 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ListAdapter.getLocalNam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ListAdapter.getTyp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